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media-type="image/png" manifest:full-path="Pictures/IMG57d417c37f770ed10fd9485deab84e17"/>
  <manifest:file-entry manifest:media-type="image/svg+xml" manifest:full-path="Pictures/QRCb76ee58e21485191713379d281d70b85"/>
  <manifest:file-entry manifest:media-type="image/png" manifest:full-path="Pictures/IMG17aba88bc9be1abaf4618e11418c4147"/>
  <manifest:file-entry manifest:media-type="image/svg+xml" manifest:full-path="Pictures/QRCaea81ee64b516730fd352ddc497c64b8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e18b8" officeooo:paragraph-rsid="000e18b8"/>
    </style:style>
    <style:style style:name="P2" style:family="paragraph" style:parent-style-name="Standard">
      <style:text-properties officeooo:rsid="000e18b8" officeooo:paragraph-rsid="000e18b8"/>
    </style:style>
    <style:style style:name="P3" style:family="paragraph" style:parent-style-name="Standard">
      <style:text-properties officeooo:rsid="000c7d11" officeooo:paragraph-rsid="000e18b8"/>
    </style:style>
    <style:style style:name="P4" style:family="paragraph" style:parent-style-name="Standard">
      <style:text-properties officeooo:rsid="001226bb" officeooo:paragraph-rsid="001226bb"/>
    </style:style>
    <style:style style:name="P5" style:family="paragraph" style:parent-style-name="Standard">
      <style:text-properties officeooo:paragraph-rsid="000e18b8"/>
    </style:style>
    <style:style style:name="P6" style:family="paragraph" style:parent-style-name="Standard">
      <style:text-properties officeooo:rsid="000fffde" officeooo:paragraph-rsid="000fffde"/>
    </style:style>
    <style:style style:name="P7" style:family="paragraph" style:parent-style-name="Standard">
      <style:text-properties officeooo:rsid="001d3da9" officeooo:paragraph-rsid="001d3da9"/>
    </style:style>
    <style:style style:name="P8" style:family="paragraph" style:parent-style-name="Standard">
      <style:text-properties officeooo:rsid="00220851" officeooo:paragraph-rsid="00220851"/>
    </style:style>
    <style:style style:name="P9" style:family="paragraph" style:parent-style-name="Standard" style:list-style-name="L1">
      <style:text-properties officeooo:rsid="0024e094" officeooo:paragraph-rsid="0024e094"/>
    </style:style>
    <style:style style:name="P10" style:family="paragraph" style:parent-style-name="Standard">
      <style:text-properties officeooo:rsid="0027049b" officeooo:paragraph-rsid="0027049b"/>
    </style:style>
    <style:style style:name="T1" style:family="text">
      <style:text-properties officeooo:rsid="000e18b8"/>
    </style:style>
    <style:style style:name="T2" style:family="text">
      <style:text-properties officeooo:rsid="00118f69"/>
    </style:style>
    <style:style style:name="T3" style:family="text">
      <style:text-properties officeooo:rsid="0013e361"/>
    </style:style>
    <style:style style:name="T4" style:family="text">
      <style:text-properties officeooo:rsid="00152da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DOCUMENT TEST PAGE 1</text:p>
      <text:p text:style-name="Standard"/>
      <text:p text:style-name="P3">D<text:span text:style-name="T1">ata : </text:span></text:p>
      <text:list xml:id="list2766298333" text:style-name="L1">
        <text:list-item>
          <text:p text:style-name="P1">Value A : &amp;é"(§è!çà</text:p>
        </text:list-item>
        <text:list-item>
          <text:p text:style-name="P9">Value B : -)àç!è§(</text:p>
        </text:list-item>
      </text:list>
      <text:p text:style-name="Standard"/>
      <text:p text:style-name="P8"/>
      <text:p text:style-name="Standard"/>
      <text:p text:style-name="P10">foo</text:p>
      <text:p text:style-name="Standard"/>
      <text:p text:style-name="P4"/>
      <text:p text:style-name="P4"/>
      <text:p text:style-name="P8"/>
      <text:p text:style-name="Standard"/>
      <text:p text:style-name="P10">bar</text:p>
      <text:p text:style-name="Standard"/>
      <text:p text:style-name="P4"/>
      <text:p text:style-name="P4">ok</text:p>
      <text:p text:style-name="P4"/>
      <text:p text:style-name="P4"/>
      <text:p text:style-name="P8"/>
      <text:p text:style-name="P5"/>
      <text:p text:style-name="P2"><draw:frame text:anchor="aschar" svg:width="1.1112499986cm" svg:height="1.1112499986cm"><draw:image xlink:href="Pictures/QRCb76ee58e21485191713379d281d70b85"/></draw:frame>
</text:p>
      <text:p text:style-name="P2"/>
      <text:p text:style-name="P2"><draw:frame text:anchor="aschar" svg:width="3.968749995cm" svg:height="3.968749995cm"><draw:image xlink:href="Pictures/IMG57d417c37f770ed10fd9485deab84e17"/></draw:frame>
</text:p>
      <text:p text:style-name="P5"/>
      <text:p text:style-name="P6">14 août 1988</text:p>
      <text:p text:style-name="pagebreak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DOCUMENT TEST PAGE 2</text:p>
      <text:p text:style-name="Standard"/>
      <text:p text:style-name="P3">D<text:span text:style-name="T1">ata : </text:span></text:p>
      <text:list xml:id="list2766298333" text:style-name="L1">
        <text:list-item>
          <text:p text:style-name="P1">Value A : -)àç!è§(</text:p>
        </text:list-item>
        <text:list-item>
          <text:p text:style-name="P9">Value B : &amp;é"(§è!çà</text:p>
        </text:list-item>
      </text:list>
      <text:p text:style-name="Standard"/>
      <text:p text:style-name="P8"/>
      <text:p text:style-name="Standard"/>
      <text:p text:style-name="P10">baz</text:p>
      <text:p text:style-name="Standard"/>
      <text:p text:style-name="P4"/>
      <text:p text:style-name="P4">ok</text:p>
      <text:p text:style-name="P4"/>
      <text:p text:style-name="P4"/>
      <text:p text:style-name="P8"/>
      <text:p text:style-name="Standard"/>
      <text:p text:style-name="P10">foo</text:p>
      <text:p text:style-name="Standard"/>
      <text:p text:style-name="P4"/>
      <text:p text:style-name="P4"/>
      <text:p text:style-name="P8"/>
      <text:p text:style-name="P5"/>
      <text:p text:style-name="P2"><draw:frame text:anchor="aschar" svg:width="1.1112499986cm" svg:height="1.1112499986cm"><draw:image xlink:href="Pictures/QRCaea81ee64b516730fd352ddc497c64b8"/></draw:frame>
</text:p>
      <text:p text:style-name="P2"/>
      <text:p text:style-name="P2"><draw:frame text:anchor="aschar" svg:width="7.93749999cm" svg:height="7.93749999cm"><draw:image xlink:href="Pictures/IMG17aba88bc9be1abaf4618e11418c4147"/></draw:frame>
</text:p>
      <text:p text:style-name="P5"/>
      <text:p text:style-name="P6"> 1 janvier 2020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1" svg:font-family="Open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pagebreak" style:family="paragraph">
      <style:paragraph-properties fo:break-before="page"/>
    </style:style>
    <style:style style:name="pagebreak" style:family="paragraph">
      <style:paragraph-properties fo:break-before="page"/>
    </style:style>
    <style:style style:name="pagebreak" style:family="paragraph">
      <style:paragraph-properties fo:break-before="page"/>
    </style:style>
    <style:style style:name="pagebreak" style:family="paragraph">
      <style:paragraph-properties fo:break-before="page"/>
    </style:style>
    <style:style style:name="pagebreak" style:family="paragraph">
      <style:paragraph-properties fo:break-before="page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Kévin DUBUC</meta:initial-creator>
    <meta:creation-date>2018-03-21T15:50:14</meta:creation-date>
    <dc:date>2020-01-08T15:25:54.847529062</dc:date>
    <meta:editing-duration>PT9H3M13S</meta:editing-duration>
    <meta:editing-cycles>29</meta:editing-cycles>
    <meta:generator>LibreOffice/6.3.2.2$MacOSX_X86_64 LibreOffice_project/98b30e735bda24bc04ab42594c85f7fd8be07b9c</meta:generator>
    <meta:document-statistic meta:table-count="0" meta:image-count="0" meta:object-count="0" meta:page-count="1" meta:paragraph-count="13" meta:word-count="26" meta:character-count="207" meta:non-whitespace-character-count="195"/>
  </office:meta>
</office:document-meta>
</file>